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43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/>
    <style:style style:name="ce2" style:family="table-cell" style:parent-style-name="Default" style:data-style-name="N6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4031in" svg:height="5.163in" svg:x="0.3783in" svg:y="4.2181in">
            <draw:object draw:notify-on-update-of-ranges="Sheet1.J1:Sheet1.J1 Sheet1.J2:Sheet1.J22 Sheet1.K1:Sheet1.K1 Sheet1.K2:Sheet1.K22 Sheet1.J1:Sheet1.J1 Sheet1.J2:Sheet1.J22 Sheet1.L1:Sheet1.L1 Sheet1.L2:Sheet1.L22 Sheet1.J1:Sheet1.J1 Sheet1.J2:Sheet1.J22 Sheet1.M1:Sheet1.M1 Sheet1.M2:Sheet1.M22 Sheet1.J1:Sheet1.J1 Sheet1.J2:Sheet1.J22 Sheet1.N1:Sheet1.N1 Sheet1.N2:Sheet1.N22 Sheet1.J1:Sheet1.J1 Sheet1.J2:Sheet1.J22 Sheet1.O1:Sheet1.O1 Sheet1.O2:Sheet1.O22 Sheet1.J1:Sheet1.J1 Sheet1.J2:Sheet1.J22 Sheet1.P1:Sheet1.P1 Sheet1.P2:Sheet1.P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default-cell-style-name="Default"/>
        <table:table-column table:style-name="co2" table:number-columns-repeated="7" table:default-cell-style-name="ce4"/>
        <table:table-row table:style-name="ro1">
          <table:table-cell table:style-name="Default" table:number-columns-repeated="8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</table:table-row>
        <table:table-row table:style-name="ro2">
          <table:table-cell table:number-columns-repeated="2" office:value-type="float" office:value="0">
            <text:p>0.0000</text:p>
          </table:table-cell>
          <table:table-cell office:value-type="float" office:value="5.17545052591289">
            <text:p>5.18E+000</text:p>
          </table:table-cell>
          <table:table-cell office:value-type="float" office:value="5.17545059575895">
            <text:p>5.18E+000</text:p>
          </table:table-cell>
          <table:table-cell office:value-type="float" office:value="161637497.913425">
            <text:p>1.62E+008</text:p>
          </table:table-cell>
          <table:table-cell office:value-type="float" office:value="161637497.913425">
            <text:p>1.62E+008</text:p>
          </table:table-cell>
          <table:table-cell office:value-type="float" office:value="623458802.227217">
            <text:p>6.23E+008</text:p>
          </table:table-cell>
          <table:table-cell office:value-type="float" office:value="623458802.227217">
            <text:p>6.23E+008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2*SQRT([.C2])/5000" office:value-type="float" office:value="0.000909984661489446">
            <text:p>0.0009</text:p>
          </table:table-cell>
          <table:table-cell table:formula="of:=2*SQRT([.D2])/5000" office:value-type="float" office:value="0.000909984667629863">
            <text:p>0.0009</text:p>
          </table:table-cell>
          <table:table-cell table:formula="of:=2*SQRT([.E2])/5000" office:value-type="float" office:value="5.08546946369242">
            <text:p>5.0855</text:p>
          </table:table-cell>
          <table:table-cell table:formula="of:=2*SQRT([.F2])/5000" office:value-type="float" office:value="5.08546946369242">
            <text:p>5.0855</text:p>
          </table:table-cell>
          <table:table-cell table:formula="of:=2*SQRT([.G2])/5000" office:value-type="float" office:value="9.9876628075018">
            <text:p>9.9877</text:p>
          </table:table-cell>
          <table:table-cell table:formula="of:=2*SQRT([.H2])/5000" office:value-type="float" office:value="9.9876628075018">
            <text:p>9.9877</text:p>
          </table:table-cell>
        </table:table-row>
        <table:table-row table:style-name="ro2">
          <table:table-cell office:value-type="float" office:value="0.157079637050629">
            <text:p>0.1571</text:p>
          </table:table-cell>
          <table:table-cell office:value-type="float" office:value="0">
            <text:p>0.0000</text:p>
          </table:table-cell>
          <table:table-cell office:value-type="float" office:value="265891.776071521">
            <text:p>2.66E+005</text:p>
          </table:table-cell>
          <table:table-cell office:value-type="float" office:value="1025567.79248311">
            <text:p>1.03E+006</text:p>
          </table:table-cell>
          <table:table-cell office:value-type="float" office:value="156480930.338452">
            <text:p>1.56E+008</text:p>
          </table:table-cell>
          <table:table-cell office:value-type="float" office:value="162671508.825415">
            <text:p>1.63E+008</text:p>
          </table:table-cell>
          <table:table-cell office:value-type="float" office:value="603569188.329">
            <text:p>6.04E+008</text:p>
          </table:table-cell>
          <table:table-cell office:value-type="float" office:value="623726879.870544">
            <text:p>6.24E+008</text:p>
          </table:table-cell>
          <table:table-cell/>
          <table:table-cell table:formula="of:=2*[.A3]/PI()" office:value-type="float" office:value="0.100000002782754">
            <text:p>0.1000</text:p>
          </table:table-cell>
          <table:table-cell table:formula="of:=2*SQRT([.C3])/5000" office:value-type="float" office:value="0.206258779622695">
            <text:p>0.2063</text:p>
          </table:table-cell>
          <table:table-cell table:formula="of:=2*SQRT([.D3])/5000" office:value-type="float" office:value="0.405081284185406">
            <text:p>0.4051</text:p>
          </table:table-cell>
          <table:table-cell table:formula="of:=2*SQRT([.E3])/5000" office:value-type="float" office:value="5.00369352120535">
            <text:p>5.0037</text:p>
          </table:table-cell>
          <table:table-cell table:formula="of:=2*SQRT([.F3])/5000" office:value-type="float" office:value="5.10170965579838">
            <text:p>5.1017</text:p>
          </table:table-cell>
          <table:table-cell table:formula="of:=2*SQRT([.G3])/5000" office:value-type="float" office:value="9.82705806091732">
            <text:p>9.8271</text:p>
          </table:table-cell>
          <table:table-cell table:formula="of:=2*SQRT([.H3])/5000" office:value-type="float" office:value="9.98980984700345">
            <text:p>9.9898</text:p>
          </table:table-cell>
        </table:table-row>
        <table:table-row table:style-name="ro2">
          <table:table-cell office:value-type="float" office:value="0.314159274101257">
            <text:p>0.3142</text:p>
          </table:table-cell>
          <table:table-cell office:value-type="float" office:value="0">
            <text:p>0.0000</text:p>
          </table:table-cell>
          <table:table-cell office:value-type="float" office:value="1063762.85573185">
            <text:p>1.06E+006</text:p>
          </table:table-cell>
          <table:table-cell office:value-type="float" office:value="4103070.56062196">
            <text:p>4.10E+006</text:p>
          </table:table-cell>
          <table:table-cell office:value-type="float" office:value="142726948.665482">
            <text:p>1.43E+008</text:p>
          </table:table-cell>
          <table:table-cell office:value-type="float" office:value="165876348.703031">
            <text:p>1.66E+008</text:p>
          </table:table-cell>
          <table:table-cell office:value-type="float" office:value="550518126.476011">
            <text:p>5.51E+008</text:p>
          </table:table-cell>
          <table:table-cell office:value-type="float" office:value="624557766.577512">
            <text:p>6.25E+008</text:p>
          </table:table-cell>
          <table:table-cell/>
          <table:table-cell table:formula="of:=2*[.A4]/PI()" office:value-type="float" office:value="0.200000005565507">
            <text:p>0.2000</text:p>
          </table:table-cell>
          <table:table-cell table:formula="of:=2*SQRT([.C4])/5000" office:value-type="float" office:value="0.412555519799574">
            <text:p>0.4126</text:p>
          </table:table-cell>
          <table:table-cell table:formula="of:=2*SQRT([.D4])/5000" office:value-type="float" office:value="0.810241500849909">
            <text:p>0.8102</text:p>
          </table:table-cell>
          <table:table-cell table:formula="of:=2*SQRT([.E4])/5000" office:value-type="float" office:value="4.77873537523026">
            <text:p>4.7787</text:p>
          </table:table-cell>
          <table:table-cell table:formula="of:=2*SQRT([.F4])/5000" office:value-type="float" office:value="5.15171969273223">
            <text:p>5.1517</text:p>
          </table:table-cell>
          <table:table-cell table:formula="of:=2*SQRT([.G4])/5000" office:value-type="float" office:value="9.38524907693779">
            <text:p>9.3852</text:p>
          </table:table-cell>
          <table:table-cell table:formula="of:=2*SQRT([.H4])/5000" office:value-type="float" office:value="9.99646150657331">
            <text:p>9.9965</text:p>
          </table:table-cell>
        </table:table-row>
        <table:table-row table:style-name="ro2">
          <table:table-cell office:value-type="float" office:value="0.471238911151886">
            <text:p>0.4712</text:p>
          </table:table-cell>
          <table:table-cell office:value-type="float" office:value="0">
            <text:p>0.0000</text:p>
          </table:table-cell>
          <table:table-cell office:value-type="float" office:value="2395460.09493803">
            <text:p>2.40E+006</text:p>
          </table:table-cell>
          <table:table-cell office:value-type="float" office:value="9239617.07275432">
            <text:p>9.24E+006</text:p>
          </table:table-cell>
          <table:table-cell office:value-type="float" office:value="124254616.765566">
            <text:p>1.24E+008</text:p>
          </table:table-cell>
          <table:table-cell office:value-type="float" office:value="171568728.53687">
            <text:p>1.72E+008</text:p>
          </table:table-cell>
          <table:table-cell office:value-type="float" office:value="479267717.103594">
            <text:p>4.79E+008</text:p>
          </table:table-cell>
          <table:table-cell office:value-type="float" office:value="626033572.831669">
            <text:p>6.26E+008</text:p>
          </table:table-cell>
          <table:table-cell/>
          <table:table-cell table:formula="of:=2*[.A5]/PI()" office:value-type="float" office:value="0.300000008348261">
            <text:p>0.3000</text:p>
          </table:table-cell>
          <table:table-cell table:formula="of:=2*SQRT([.C5])/5000" office:value-type="float" office:value="0.619090958737151">
            <text:p>0.6191</text:p>
          </table:table-cell>
          <table:table-cell table:formula="of:=2*SQRT([.D5])/5000" office:value-type="float" office:value="1.21586953726158">
            <text:p>1.2159</text:p>
          </table:table-cell>
          <table:table-cell table:formula="of:=2*SQRT([.E5])/5000" office:value-type="float" office:value="4.45878219724742">
            <text:p>4.4588</text:p>
          </table:table-cell>
          <table:table-cell table:formula="of:=2*SQRT([.F5])/5000" office:value-type="float" office:value="5.2393698634377">
            <text:p>5.2394</text:p>
          </table:table-cell>
          <table:table-cell table:formula="of:=2*SQRT([.G5])/5000" office:value-type="float" office:value="8.75687357089132">
            <text:p>8.7569</text:p>
          </table:table-cell>
          <table:table-cell table:formula="of:=2*SQRT([.H5])/5000" office:value-type="float" office:value="10.0082651670041">
            <text:p>10.0083</text:p>
          </table:table-cell>
        </table:table-row>
        <table:table-row table:style-name="ro2">
          <table:table-cell office:value-type="float" office:value="0.628318548202515">
            <text:p>0.6283</text:p>
          </table:table-cell>
          <table:table-cell office:value-type="float" office:value="0">
            <text:p>0.0000</text:p>
          </table:table-cell>
          <table:table-cell office:value-type="float" office:value="4267772.19908819">
            <text:p>4.27E+006</text:p>
          </table:table-cell>
          <table:table-cell office:value-type="float" office:value="16461392.2912026">
            <text:p>1.65E+007</text:p>
          </table:table-cell>
          <table:table-cell office:value-type="float" office:value="104796961.894194">
            <text:p>1.05E+008</text:p>
          </table:table-cell>
          <table:table-cell office:value-type="float" office:value="180294764.491804">
            <text:p>1.80E+008</text:p>
          </table:table-cell>
          <table:table-cell office:value-type="float" office:value="404216776.683453">
            <text:p>4.04E+008</text:p>
          </table:table-cell>
          <table:table-cell office:value-type="float" office:value="628295884.696338">
            <text:p>6.28E+008</text:p>
          </table:table-cell>
          <table:table-cell/>
          <table:table-cell table:formula="of:=2*[.A6]/PI()" office:value-type="float" office:value="0.400000011131014">
            <text:p>0.4000</text:p>
          </table:table-cell>
          <table:table-cell table:formula="of:=2*SQRT([.C6])/5000" office:value-type="float" office:value="0.826343482974308">
            <text:p>0.8263</text:p>
          </table:table-cell>
          <table:table-cell table:formula="of:=2*SQRT([.D6])/5000" office:value-type="float" office:value="1.62290565548106">
            <text:p>1.6229</text:p>
          </table:table-cell>
          <table:table-cell table:formula="of:=2*SQRT([.E6])/5000" office:value-type="float" office:value="4.09481549072374">
            <text:p>4.0948</text:p>
          </table:table-cell>
          <table:table-cell table:formula="of:=2*SQRT([.F6])/5000" office:value-type="float" office:value="5.3709554381589">
            <text:p>5.3710</text:p>
          </table:table-cell>
          <table:table-cell table:formula="of:=2*SQRT([.G6])/5000" office:value-type="float" office:value="8.04205721624464">
            <text:p>8.0421</text:p>
          </table:table-cell>
          <table:table-cell table:formula="of:=2*SQRT([.H6])/5000" office:value-type="float" office:value="10.0263324077857">
            <text:p>10.0263</text:p>
          </table:table-cell>
        </table:table-row>
        <table:table-row table:style-name="ro2">
          <table:table-cell office:value-type="float" office:value="0.785398185253143">
            <text:p>0.7854</text:p>
          </table:table-cell>
          <table:table-cell office:value-type="float" office:value="0">
            <text:p>0.0000</text:p>
          </table:table-cell>
          <table:table-cell office:value-type="float" office:value="6697082.26829228">
            <text:p>6.70E+006</text:p>
          </table:table-cell>
          <table:table-cell office:value-type="float" office:value="25831588.1298209">
            <text:p>2.58E+007</text:p>
          </table:table-cell>
          <table:table-cell office:value-type="float" office:value="86693480.2215246">
            <text:p>8.67E+007</text:p>
          </table:table-cell>
          <table:table-cell office:value-type="float" office:value="192810439.834144">
            <text:p>1.93E+008</text:p>
          </table:table-cell>
          <table:table-cell office:value-type="float" office:value="334389074.319979">
            <text:p>3.34E+008</text:p>
          </table:table-cell>
          <table:table-cell office:value-type="float" office:value="631540698.374343">
            <text:p>6.32E+008</text:p>
          </table:table-cell>
          <table:table-cell/>
          <table:table-cell table:formula="of:=2*[.A7]/PI()" office:value-type="float" office:value="0.500000013913768">
            <text:p>0.5000</text:p>
          </table:table-cell>
          <table:table-cell table:formula="of:=2*SQRT([.C7])/5000" office:value-type="float" office:value="1.0351488602741">
            <text:p>1.0351</text:p>
          </table:table-cell>
          <table:table-cell table:formula="of:=2*SQRT([.D7])/5000" office:value-type="float" office:value="2.03299141679726">
            <text:p>2.0330</text:p>
          </table:table-cell>
          <table:table-cell table:formula="of:=2*SQRT([.E7])/5000" office:value-type="float" office:value="3.7243733480203">
            <text:p>3.7244</text:p>
          </table:table-cell>
          <table:table-cell table:formula="of:=2*SQRT([.F7])/5000" office:value-type="float" office:value="5.55424795750631">
            <text:p>5.5542</text:p>
          </table:table-cell>
          <table:table-cell table:formula="of:=2*SQRT([.G7])/5000" office:value-type="float" office:value="7.3145233536572">
            <text:p>7.3145</text:p>
          </table:table-cell>
          <table:table-cell table:formula="of:=2*SQRT([.H7])/5000" office:value-type="float" office:value="10.0521894003195">
            <text:p>10.0522</text:p>
          </table:table-cell>
        </table:table-row>
        <table:table-row table:style-name="ro2">
          <table:table-cell office:value-type="float" office:value="0.942477822303772">
            <text:p>0.9425</text:p>
          </table:table-cell>
          <table:table-cell office:value-type="float" office:value="0">
            <text:p>0.0000</text:p>
          </table:table-cell>
          <table:table-cell office:value-type="float" office:value="9714313.12077363">
            <text:p>9.71E+006</text:p>
          </table:table-cell>
          <table:table-cell office:value-type="float" office:value="37469478.2946167">
            <text:p>3.75E+007</text:p>
          </table:table-cell>
          <table:table-cell office:value-type="float" office:value="70929584.8583081">
            <text:p>7.09E+007</text:p>
          </table:table-cell>
          <table:table-cell office:value-type="float" office:value="209900444.735152">
            <text:p>2.10E+008</text:p>
          </table:table-cell>
          <table:table-cell office:value-type="float" office:value="273585488.364439">
            <text:p>2.74E+008</text:p>
          </table:table-cell>
          <table:table-cell office:value-type="float" office:value="635971452.619972">
            <text:p>6.36E+008</text:p>
          </table:table-cell>
          <table:table-cell/>
          <table:table-cell table:formula="of:=2*[.A8]/PI()" office:value-type="float" office:value="0.600000016696521">
            <text:p>0.6000</text:p>
          </table:table-cell>
          <table:table-cell table:formula="of:=2*SQRT([.C8])/5000" office:value-type="float" office:value="1.24671171460117">
            <text:p>1.2467</text:p>
          </table:table-cell>
          <table:table-cell table:formula="of:=2*SQRT([.D8])/5000" office:value-type="float" office:value="2.44849270514304">
            <text:p>2.4485</text:p>
          </table:table-cell>
          <table:table-cell table:formula="of:=2*SQRT([.E8])/5000" office:value-type="float" office:value="3.36878814669746">
            <text:p>3.3688</text:p>
          </table:table-cell>
          <table:table-cell table:formula="of:=2*SQRT([.F8])/5000" office:value-type="float" office:value="5.79517654240355">
            <text:p>5.7952</text:p>
          </table:table-cell>
          <table:table-cell table:formula="of:=2*SQRT([.G8])/5000" office:value-type="float" office:value="6.61616793456077">
            <text:p>6.6162</text:p>
          </table:table-cell>
          <table:table-cell table:formula="of:=2*SQRT([.H8])/5000" office:value-type="float" office:value="10.0873897723443">
            <text:p>10.0874</text:p>
          </table:table-cell>
        </table:table-row>
        <table:table-row table:style-name="ro2">
          <table:table-cell office:value-type="float" office:value="1.0995574593544">
            <text:p>1.0996</text:p>
          </table:table-cell>
          <table:table-cell office:value-type="float" office:value="0">
            <text:p>0.0000</text:p>
          </table:table-cell>
          <table:table-cell office:value-type="float" office:value="13368447.3691246">
            <text:p>1.34E+007</text:p>
          </table:table-cell>
          <table:table-cell office:value-type="float" office:value="51563995.7747555">
            <text:p>5.16E+007</text:p>
          </table:table-cell>
          <table:table-cell office:value-type="float" office:value="57660383.404317">
            <text:p>5.77E+007</text:p>
          </table:table-cell>
          <table:table-cell office:value-type="float" office:value="222404290.769512">
            <text:p>2.22E+008</text:p>
          </table:table-cell>
          <table:table-cell office:value-type="float" office:value="231734399.63194">
            <text:p>2.32E+008</text:p>
          </table:table-cell>
          <table:table-cell office:value-type="float" office:value="641632123.22353">
            <text:p>6.42E+008</text:p>
          </table:table-cell>
          <table:table-cell/>
          <table:table-cell table:formula="of:=2*[.A9]/PI()" office:value-type="float" office:value="0.700000019479275">
            <text:p>0.7000</text:p>
          </table:table-cell>
          <table:table-cell table:formula="of:=2*SQRT([.C9])/5000" office:value-type="float" office:value="1.4625154970324">
            <text:p>1.4625</text:p>
          </table:table-cell>
          <table:table-cell table:formula="of:=2*SQRT([.D9])/5000" office:value-type="float" office:value="2.87232298392101">
            <text:p>2.8723</text:p>
          </table:table-cell>
          <table:table-cell table:formula="of:=2*SQRT([.E9])/5000" office:value-type="float" office:value="3.03737737936706">
            <text:p>3.0374</text:p>
          </table:table-cell>
          <table:table-cell table:formula="of:=2*SQRT([.F9])/5000" office:value-type="float" office:value="5.96529014576173">
            <text:p>5.9653</text:p>
          </table:table-cell>
          <table:table-cell table:formula="of:=2*SQRT([.G9])/5000" office:value-type="float" office:value="6.08912998228075">
            <text:p>6.0891</text:p>
          </table:table-cell>
          <table:table-cell table:formula="of:=2*SQRT([.H9])/5000" office:value-type="float" office:value="10.1321833637062">
            <text:p>10.1322</text:p>
          </table:table-cell>
        </table:table-row>
        <table:table-row table:style-name="ro2">
          <table:table-cell office:value-type="float" office:value="1.25663709640503">
            <text:p>1.2566</text:p>
          </table:table-cell>
          <table:table-cell office:value-type="float" office:value="0">
            <text:p>0.0000</text:p>
          </table:table-cell>
          <table:table-cell office:value-type="float" office:value="17721914.3828271">
            <text:p>1.77E+007</text:p>
          </table:table-cell>
          <table:table-cell office:value-type="float" office:value="46678000.3256468">
            <text:p>4.67E+007</text:p>
          </table:table-cell>
          <table:table-cell office:value-type="float" office:value="68355939.9004686">
            <text:p>6.84E+007</text:p>
          </table:table-cell>
          <table:table-cell office:value-type="float" office:value="180043675.686935">
            <text:p>1.80E+008</text:p>
          </table:table-cell>
          <table:table-cell office:value-type="float" office:value="256336388.037949">
            <text:p>2.56E+008</text:p>
          </table:table-cell>
          <table:table-cell office:value-type="float" office:value="648010434.125856">
            <text:p>6.48E+008</text:p>
          </table:table-cell>
          <table:table-cell/>
          <table:table-cell table:formula="of:=2*[.A10]/PI()" office:value-type="float" office:value="0.800000022262028">
            <text:p>0.8000</text:p>
          </table:table-cell>
          <table:table-cell table:formula="of:=2*SQRT([.C10])/5000" office:value-type="float" office:value="1.68389616700447">
            <text:p>1.6839</text:p>
          </table:table-cell>
          <table:table-cell table:formula="of:=2*SQRT([.D10])/5000" office:value-type="float" office:value="2.73285199967058">
            <text:p>2.7329</text:p>
          </table:table-cell>
          <table:table-cell table:formula="of:=2*SQRT([.E10])/5000" office:value-type="float" office:value="3.30710604366945">
            <text:p>3.3071</text:p>
          </table:table-cell>
          <table:table-cell table:formula="of:=2*SQRT([.F10])/5000" office:value-type="float" office:value="5.36721418520909">
            <text:p>5.3672</text:p>
          </table:table-cell>
          <table:table-cell table:formula="of:=2*SQRT([.G10])/5000" office:value-type="float" office:value="6.40420347007118">
            <text:p>6.4042</text:p>
          </table:table-cell>
          <table:table-cell table:formula="of:=2*SQRT([.H10])/5000" office:value-type="float" office:value="10.1824196269913">
            <text:p>10.1824</text:p>
          </table:table-cell>
        </table:table-row>
        <table:table-row table:style-name="ro2">
          <table:table-cell office:value-type="float" office:value="1.41371673345566">
            <text:p>1.4137</text:p>
          </table:table-cell>
          <table:table-cell office:value-type="float" office:value="0">
            <text:p>0.0000</text:p>
          </table:table-cell>
          <table:table-cell office:value-type="float" office:value="22782544.377412">
            <text:p>2.28E+007</text:p>
          </table:table-cell>
          <table:table-cell office:value-type="float" office:value="37752655.5109248">
            <text:p>3.78E+007</text:p>
          </table:table-cell>
          <table:table-cell office:value-type="float" office:value="87875514.7662">
            <text:p>8.79E+007</text:p>
          </table:table-cell>
          <table:table-cell office:value-type="float" office:value="145617346.744104">
            <text:p>1.46E+008</text:p>
          </table:table-cell>
          <table:table-cell office:value-type="float" office:value="277602133.087286">
            <text:p>2.78E+008</text:p>
          </table:table-cell>
          <table:table-cell office:value-type="float" office:value="653523790.658498">
            <text:p>6.54E+008</text:p>
          </table:table-cell>
          <table:table-cell/>
          <table:table-cell table:formula="of:=2*[.A11]/PI()" office:value-type="float" office:value="0.900000025044782">
            <text:p>0.9000</text:p>
          </table:table-cell>
          <table:table-cell table:formula="of:=2*SQRT([.C11])/5000" office:value-type="float" office:value="1.90924254624338">
            <text:p>1.9092</text:p>
          </table:table-cell>
          <table:table-cell table:formula="of:=2*SQRT([.D11])/5000" office:value-type="float" office:value="2.4577275849345">
            <text:p>2.4577</text:p>
          </table:table-cell>
          <table:table-cell table:formula="of:=2*SQRT([.E11])/5000" office:value-type="float" office:value="3.74967763448966">
            <text:p>3.7497</text:p>
          </table:table-cell>
          <table:table-cell table:formula="of:=2*SQRT([.F11])/5000" office:value-type="float" office:value="4.82688051220006">
            <text:p>4.8269</text:p>
          </table:table-cell>
          <table:table-cell table:formula="of:=2*SQRT([.G11])/5000" office:value-type="float" office:value="6.66455859708396">
            <text:p>6.6646</text:p>
          </table:table-cell>
          <table:table-cell table:formula="of:=2*SQRT([.H11])/5000" office:value-type="float" office:value="10.225644552074">
            <text:p>10.2256</text:p>
          </table:table-cell>
        </table:table-row>
        <table:table-row table:style-name="ro2">
          <table:table-cell office:value-type="float" office:value="1.57079637050629">
            <text:p>1.5708</text:p>
          </table:table-cell>
          <table:table-cell office:value-type="float" office:value="0">
            <text:p>0.0000</text:p>
          </table:table-cell>
          <table:table-cell office:value-type="float" office:value="26939581.6406756">
            <text:p>2.69E+007</text:p>
          </table:table-cell>
          <table:table-cell office:value-type="float" office:value="32327511.2771147">
            <text:p>3.23E+007</text:p>
          </table:table-cell>
          <table:table-cell office:value-type="float" office:value="103909814.899748">
            <text:p>1.04E+008</text:p>
          </table:table-cell>
          <table:table-cell office:value-type="float" office:value="124691777.879704">
            <text:p>1.25E+008</text:p>
          </table:table-cell>
          <table:table-cell office:value-type="float" office:value="286329267.723757">
            <text:p>2.86E+008</text:p>
          </table:table-cell>
          <table:table-cell office:value-type="float" office:value="655786387.367317">
            <text:p>6.56E+008</text:p>
          </table:table-cell>
          <table:table-cell/>
          <table:table-cell table:formula="of:=2*[.A12]/PI()" office:value-type="float" office:value="1.00000002782754">
            <text:p>1.0000</text:p>
          </table:table-cell>
          <table:table-cell table:formula="of:=2*SQRT([.C12])/5000" office:value-type="float" office:value="2.07613416293555">
            <text:p>2.0761</text:p>
          </table:table-cell>
          <table:table-cell table:formula="of:=2*SQRT([.D12])/5000" office:value-type="float" office:value="2.27429149502397">
            <text:p>2.2743</text:p>
          </table:table-cell>
          <table:table-cell table:formula="of:=2*SQRT([.E12])/5000" office:value-type="float" office:value="4.07744655194397">
            <text:p>4.0774</text:p>
          </table:table-cell>
          <table:table-cell table:formula="of:=2*SQRT([.F12])/5000" office:value-type="float" office:value="4.46661890704285">
            <text:p>4.4666</text:p>
          </table:table-cell>
          <table:table-cell table:formula="of:=2*SQRT([.G12])/5000" office:value-type="float" office:value="6.76850669171577">
            <text:p>6.7685</text:p>
          </table:table-cell>
          <table:table-cell table:formula="of:=2*SQRT([.H12])/5000" office:value-type="float" office:value="10.2433306096587">
            <text:p>10.2433</text:p>
          </table:table-cell>
        </table:table-row>
        <table:table-row table:style-name="ro2">
          <table:table-cell office:value-type="float" office:value="1.72787600755692">
            <text:p>1.7279</text:p>
          </table:table-cell>
          <table:table-cell office:value-type="float" office:value="0">
            <text:p>0.0000</text:p>
          </table:table-cell>
          <table:table-cell office:value-type="float" office:value="22782541.4151583">
            <text:p>2.28E+007</text:p>
          </table:table-cell>
          <table:table-cell office:value-type="float" office:value="37752659.890424">
            <text:p>3.78E+007</text:p>
          </table:table-cell>
          <table:table-cell office:value-type="float" office:value="87875503.3403611">
            <text:p>8.79E+007</text:p>
          </table:table-cell>
          <table:table-cell office:value-type="float" office:value="145617363.636459">
            <text:p>1.46E+008</text:p>
          </table:table-cell>
          <table:table-cell office:value-type="float" office:value="277602123.902651">
            <text:p>2.78E+008</text:p>
          </table:table-cell>
          <table:table-cell office:value-type="float" office:value="653523788.27729">
            <text:p>6.54E+008</text:p>
          </table:table-cell>
          <table:table-cell/>
          <table:table-cell table:formula="of:=2*[.A13]/PI()" office:value-type="float" office:value="1.10000003061029">
            <text:p>1.1000</text:p>
          </table:table-cell>
          <table:table-cell table:formula="of:=2*SQRT([.C13])/5000" office:value-type="float" office:value="1.9092424221207">
            <text:p>1.9092</text:p>
          </table:table-cell>
          <table:table-cell table:formula="of:=2*SQRT([.D13])/5000" office:value-type="float" office:value="2.45772772748892">
            <text:p>2.4577</text:p>
          </table:table-cell>
          <table:table-cell table:formula="of:=2*SQRT([.E13])/5000" office:value-type="float" office:value="3.74967739071747">
            <text:p>3.7497</text:p>
          </table:table-cell>
          <table:table-cell table:formula="of:=2*SQRT([.F13])/5000" office:value-type="float" office:value="4.82688079217143">
            <text:p>4.8269</text:p>
          </table:table-cell>
          <table:table-cell table:formula="of:=2*SQRT([.G13])/5000" office:value-type="float" office:value="6.66455848683348">
            <text:p>6.6646</text:p>
          </table:table-cell>
          <table:table-cell table:formula="of:=2*SQRT([.H13])/5000" office:value-type="float" office:value="10.2256445334446">
            <text:p>10.2256</text:p>
          </table:table-cell>
        </table:table-row>
        <table:table-row table:style-name="ro2">
          <table:table-cell office:value-type="float" office:value="1.88495564460754">
            <text:p>1.8850</text:p>
          </table:table-cell>
          <table:table-cell office:value-type="float" office:value="0">
            <text:p>0.0000</text:p>
          </table:table-cell>
          <table:table-cell office:value-type="float" office:value="17721911.7554272">
            <text:p>1.77E+007</text:p>
          </table:table-cell>
          <table:table-cell office:value-type="float" office:value="46678005.8536072">
            <text:p>4.67E+007</text:p>
          </table:table-cell>
          <table:table-cell office:value-type="float" office:value="68355929.7662121">
            <text:p>6.84E+007</text:p>
          </table:table-cell>
          <table:table-cell office:value-type="float" office:value="180043697.009066">
            <text:p>1.80E+008</text:p>
          </table:table-cell>
          <table:table-cell office:value-type="float" office:value="256336374.486328">
            <text:p>2.56E+008</text:p>
          </table:table-cell>
          <table:table-cell office:value-type="float" office:value="648010430.612463">
            <text:p>6.48E+008</text:p>
          </table:table-cell>
          <table:table-cell/>
          <table:table-cell table:formula="of:=2*[.A14]/PI()" office:value-type="float" office:value="1.20000003339304">
            <text:p>1.2000</text:p>
          </table:table-cell>
          <table:table-cell table:formula="of:=2*SQRT([.C14])/5000" office:value-type="float" office:value="1.68389604217967">
            <text:p>1.6839</text:p>
          </table:table-cell>
          <table:table-cell table:formula="of:=2*SQRT([.D14])/5000" office:value-type="float" office:value="2.73285216149303">
            <text:p>2.7329</text:p>
          </table:table-cell>
          <table:table-cell table:formula="of:=2*SQRT([.E14])/5000" office:value-type="float" office:value="3.30710579851839">
            <text:p>3.3071</text:p>
          </table:table-cell>
          <table:table-cell table:formula="of:=2*SQRT([.F14])/5000" office:value-type="float" office:value="5.36721450302209">
            <text:p>5.3672</text:p>
          </table:table-cell>
          <table:table-cell table:formula="of:=2*SQRT([.G14])/5000" office:value-type="float" office:value="6.40420330078711">
            <text:p>6.4042</text:p>
          </table:table-cell>
          <table:table-cell table:formula="of:=2*SQRT([.H14])/5000" office:value-type="float" office:value="10.1824195993877">
            <text:p>10.1824</text:p>
          </table:table-cell>
        </table:table-row>
        <table:table-row table:style-name="ro2">
          <table:table-cell office:value-type="float" office:value="2.04203528165817">
            <text:p>2.0420</text:p>
          </table:table-cell>
          <table:table-cell office:value-type="float" office:value="0">
            <text:p>0.0000</text:p>
          </table:table-cell>
          <table:table-cell office:value-type="float" office:value="13368445.1466814">
            <text:p>1.34E+007</text:p>
          </table:table-cell>
          <table:table-cell office:value-type="float" office:value="51563987.2024751">
            <text:p>5.16E+007</text:p>
          </table:table-cell>
          <table:table-cell office:value-type="float" office:value="57660390.1265668">
            <text:p>5.77E+007</text:p>
          </table:table-cell>
          <table:table-cell office:value-type="float" office:value="222404316.698186">
            <text:p>2.22E+008</text:p>
          </table:table-cell>
          <table:table-cell office:value-type="float" office:value="231734386.365945">
            <text:p>2.32E+008</text:p>
          </table:table-cell>
          <table:table-cell office:value-type="float" office:value="641632119.784189">
            <text:p>6.42E+008</text:p>
          </table:table-cell>
          <table:table-cell/>
          <table:table-cell table:formula="of:=2*[.A15]/PI()" office:value-type="float" office:value="1.3000000361758">
            <text:p>1.3000</text:p>
          </table:table-cell>
          <table:table-cell table:formula="of:=2*SQRT([.C15])/5000" office:value-type="float" office:value="1.46251537546415">
            <text:p>1.4625</text:p>
          </table:table-cell>
          <table:table-cell table:formula="of:=2*SQRT([.D15])/5000" office:value-type="float" office:value="2.87232274516566">
            <text:p>2.8723</text:p>
          </table:table-cell>
          <table:table-cell table:formula="of:=2*SQRT([.E15])/5000" office:value-type="float" office:value="3.03737755642111">
            <text:p>3.0374</text:p>
          </table:table-cell>
          <table:table-cell table:formula="of:=2*SQRT([.F15])/5000" office:value-type="float" office:value="5.96529049348896">
            <text:p>5.9653</text:p>
          </table:table-cell>
          <table:table-cell table:formula="of:=2*SQRT([.G15])/5000" office:value-type="float" office:value="6.08912980798991">
            <text:p>6.0891</text:p>
          </table:table-cell>
          <table:table-cell table:formula="of:=2*SQRT([.H15])/5000" office:value-type="float" office:value="10.1321833365504">
            <text:p>10.1322</text:p>
          </table:table-cell>
        </table:table-row>
        <table:table-row table:style-name="ro2">
          <table:table-cell office:value-type="float" office:value="2.1991149187088">
            <text:p>2.1991</text:p>
          </table:table-cell>
          <table:table-cell office:value-type="float" office:value="0">
            <text:p>0.0000</text:p>
          </table:table-cell>
          <table:table-cell office:value-type="float" office:value="9714311.26970399">
            <text:p>9.71E+006</text:p>
          </table:table-cell>
          <table:table-cell office:value-type="float" office:value="37469471.1547769">
            <text:p>3.75E+007</text:p>
          </table:table-cell>
          <table:table-cell office:value-type="float" office:value="70929592.9280461">
            <text:p>7.09E+007</text:p>
          </table:table-cell>
          <table:table-cell office:value-type="float" office:value="209900433.858093">
            <text:p>2.10E+008</text:p>
          </table:table-cell>
          <table:table-cell office:value-type="float" office:value="273585519.490566">
            <text:p>2.74E+008</text:p>
          </table:table-cell>
          <table:table-cell office:value-type="float" office:value="635971449.799986">
            <text:p>6.36E+008</text:p>
          </table:table-cell>
          <table:table-cell/>
          <table:table-cell table:formula="of:=2*[.A16]/PI()" office:value-type="float" office:value="1.40000003895855">
            <text:p>1.4000</text:p>
          </table:table-cell>
          <table:table-cell table:formula="of:=2*SQRT([.C16])/5000" office:value-type="float" office:value="1.24671159582024">
            <text:p>1.2467</text:p>
          </table:table-cell>
          <table:table-cell table:formula="of:=2*SQRT([.D16])/5000" office:value-type="float" office:value="2.44849247186188">
            <text:p>2.4485</text:p>
          </table:table-cell>
          <table:table-cell table:formula="of:=2*SQRT([.E16])/5000" office:value-type="float" office:value="3.36878833833285">
            <text:p>3.3688</text:p>
          </table:table-cell>
          <table:table-cell table:formula="of:=2*SQRT([.F16])/5000" office:value-type="float" office:value="5.79517639225028">
            <text:p>5.7952</text:p>
          </table:table-cell>
          <table:table-cell table:formula="of:=2*SQRT([.G16])/5000" office:value-type="float" office:value="6.61616831092518">
            <text:p>6.6162</text:p>
          </table:table-cell>
          <table:table-cell table:formula="of:=2*SQRT([.H16])/5000" office:value-type="float" office:value="10.0873897499798">
            <text:p>10.0874</text:p>
          </table:table-cell>
        </table:table-row>
        <table:table-row table:style-name="ro2">
          <table:table-cell office:value-type="float" office:value="2.35619455575943">
            <text:p>2.3562</text:p>
          </table:table-cell>
          <table:table-cell office:value-type="float" office:value="0">
            <text:p>0.0000</text:p>
          </table:table-cell>
          <table:table-cell office:value-type="float" office:value="6697080.75632301">
            <text:p>6.70E+006</text:p>
          </table:table-cell>
          <table:table-cell office:value-type="float" office:value="25831582.2979404">
            <text:p>2.58E+007</text:p>
          </table:table-cell>
          <table:table-cell office:value-type="float" office:value="86693489.6886106">
            <text:p>8.67E+007</text:p>
          </table:table-cell>
          <table:table-cell office:value-type="float" office:value="192810431.658468">
            <text:p>1.93E+008</text:p>
          </table:table-cell>
          <table:table-cell office:value-type="float" office:value="334389110.835875">
            <text:p>3.34E+008</text:p>
          </table:table-cell>
          <table:table-cell office:value-type="float" office:value="631540696.254717">
            <text:p>6.32E+008</text:p>
          </table:table-cell>
          <table:table-cell/>
          <table:table-cell table:formula="of:=2*[.A17]/PI()" office:value-type="float" office:value="1.5000000417413">
            <text:p>1.5000</text:p>
          </table:table-cell>
          <table:table-cell table:formula="of:=2*SQRT([.C17])/5000" office:value-type="float" office:value="1.03514874342371">
            <text:p>1.0351</text:p>
          </table:table-cell>
          <table:table-cell table:formula="of:=2*SQRT([.D17])/5000" office:value-type="float" office:value="2.03299118730763">
            <text:p>2.0330</text:p>
          </table:table-cell>
          <table:table-cell table:formula="of:=2*SQRT([.E17])/5000" office:value-type="float" office:value="3.72437355137447">
            <text:p>3.7244</text:p>
          </table:table-cell>
          <table:table-cell table:formula="of:=2*SQRT([.F17])/5000" office:value-type="float" office:value="5.55424783974887">
            <text:p>5.5542</text:p>
          </table:table-cell>
          <table:table-cell table:formula="of:=2*SQRT([.G17])/5000" office:value-type="float" office:value="7.31452375303683">
            <text:p>7.3145</text:p>
          </table:table-cell>
          <table:table-cell table:formula="of:=2*SQRT([.H17])/5000" office:value-type="float" office:value="10.0521893834505">
            <text:p>10.0522</text:p>
          </table:table-cell>
        </table:table-row>
        <table:table-row table:style-name="ro2">
          <table:table-cell office:value-type="float" office:value="2.51327419281006">
            <text:p>2.5133</text:p>
          </table:table-cell>
          <table:table-cell office:value-type="float" office:value="0">
            <text:p>0.0000</text:p>
          </table:table-cell>
          <table:table-cell office:value-type="float" office:value="4267771.00415872">
            <text:p>4.27E+006</text:p>
          </table:table-cell>
          <table:table-cell office:value-type="float" office:value="16461387.682189">
            <text:p>1.65E+007</text:p>
          </table:table-cell>
          <table:table-cell office:value-type="float" office:value="104796972.492276">
            <text:p>1.05E+008</text:p>
          </table:table-cell>
          <table:table-cell office:value-type="float" office:value="180294758.658217">
            <text:p>1.80E+008</text:p>
          </table:table-cell>
          <table:table-cell office:value-type="float" office:value="404216817.561761">
            <text:p>4.04E+008</text:p>
          </table:table-cell>
          <table:table-cell office:value-type="float" office:value="628295883.183922">
            <text:p>6.28E+008</text:p>
          </table:table-cell>
          <table:table-cell/>
          <table:table-cell table:formula="of:=2*[.A18]/PI()" office:value-type="float" office:value="1.60000004452406">
            <text:p>1.6000</text:p>
          </table:table-cell>
          <table:table-cell table:formula="of:=2*SQRT([.C18])/5000" office:value-type="float" office:value="0.826343367290738">
            <text:p>0.8263</text:p>
          </table:table-cell>
          <table:table-cell table:formula="of:=2*SQRT([.D18])/5000" office:value-type="float" office:value="1.62290542828294">
            <text:p>1.6229</text:p>
          </table:table-cell>
          <table:table-cell table:formula="of:=2*SQRT([.E18])/5000" office:value-type="float" office:value="4.09481569777739">
            <text:p>4.0948</text:p>
          </table:table-cell>
          <table:table-cell table:formula="of:=2*SQRT([.F18])/5000" office:value-type="float" office:value="5.37095535126804">
            <text:p>5.3710</text:p>
          </table:table-cell>
          <table:table-cell table:formula="of:=2*SQRT([.G18])/5000" office:value-type="float" office:value="8.04205762288991">
            <text:p>8.0421</text:p>
          </table:table-cell>
          <table:table-cell table:formula="of:=2*SQRT([.H18])/5000" office:value-type="float" office:value="10.0263323957182">
            <text:p>10.0263</text:p>
          </table:table-cell>
        </table:table-row>
        <table:table-row table:style-name="ro2">
          <table:table-cell office:value-type="float" office:value="2.67035382986069">
            <text:p>2.6704</text:p>
          </table:table-cell>
          <table:table-cell office:value-type="float" office:value="0">
            <text:p>0.0000</text:p>
          </table:table-cell>
          <table:table-cell office:value-type="float" office:value="2395459.20432262">
            <text:p>2.40E+006</text:p>
          </table:table-cell>
          <table:table-cell office:value-type="float" office:value="9239613.637523">
            <text:p>9.24E+006</text:p>
          </table:table-cell>
          <table:table-cell office:value-type="float" office:value="124254627.610573">
            <text:p>1.24E+008</text:p>
          </table:table-cell>
          <table:table-cell office:value-type="float" office:value="171568724.586073">
            <text:p>1.72E+008</text:p>
          </table:table-cell>
          <table:table-cell office:value-type="float" office:value="479267758.93433">
            <text:p>4.79E+008</text:p>
          </table:table-cell>
          <table:table-cell office:value-type="float" office:value="626033571.807385">
            <text:p>6.26E+008</text:p>
          </table:table-cell>
          <table:table-cell/>
          <table:table-cell table:formula="of:=2*[.A19]/PI()" office:value-type="float" office:value="1.70000004730681">
            <text:p>1.7000</text:p>
          </table:table-cell>
          <table:table-cell table:formula="of:=2*SQRT([.C19])/5000" office:value-type="float" office:value="0.619090843650283">
            <text:p>0.6191</text:p>
          </table:table-cell>
          <table:table-cell table:formula="of:=2*SQRT([.D19])/5000" office:value-type="float" office:value="1.21586931123525">
            <text:p>1.2159</text:p>
          </table:table-cell>
          <table:table-cell table:formula="of:=2*SQRT([.E19])/5000" office:value-type="float" office:value="4.45878239182983">
            <text:p>4.4588</text:p>
          </table:table-cell>
          <table:table-cell table:formula="of:=2*SQRT([.F19])/5000" office:value-type="float" office:value="5.23936980311293">
            <text:p>5.2394</text:p>
          </table:table-cell>
          <table:table-cell table:formula="of:=2*SQRT([.G19])/5000" office:value-type="float" office:value="8.75687395304356">
            <text:p>8.7569</text:p>
          </table:table-cell>
          <table:table-cell table:formula="of:=2*SQRT([.H19])/5000" office:value-type="float" office:value="10.0082651588166">
            <text:p>10.0083</text:p>
          </table:table-cell>
        </table:table-row>
        <table:table-row table:style-name="ro2">
          <table:table-cell office:value-type="float" office:value="2.82743346691132">
            <text:p>2.8274</text:p>
          </table:table-cell>
          <table:table-cell office:value-type="float" office:value="0">
            <text:p>0.0000</text:p>
          </table:table-cell>
          <table:table-cell office:value-type="float" office:value="1063762.26344822">
            <text:p>1.06E+006</text:p>
          </table:table-cell>
          <table:table-cell office:value-type="float" office:value="4103068.27609962">
            <text:p>4.10E+006</text:p>
          </table:table-cell>
          <table:table-cell office:value-type="float" office:value="142726958.024335">
            <text:p>1.43E+008</text:p>
          </table:table-cell>
          <table:table-cell office:value-type="float" office:value="165876346.26694">
            <text:p>1.66E+008</text:p>
          </table:table-cell>
          <table:table-cell office:value-type="float" office:value="550518162.574435">
            <text:p>5.51E+008</text:p>
          </table:table-cell>
          <table:table-cell office:value-type="float" office:value="624557765.945931">
            <text:p>6.25E+008</text:p>
          </table:table-cell>
          <table:table-cell/>
          <table:table-cell table:formula="of:=2*[.A20]/PI()" office:value-type="float" office:value="1.80000005008956">
            <text:p>1.8000</text:p>
          </table:table-cell>
          <table:table-cell table:formula="of:=2*SQRT([.C20])/5000" office:value-type="float" office:value="0.412555404947887">
            <text:p>0.4126</text:p>
          </table:table-cell>
          <table:table-cell table:formula="of:=2*SQRT([.D20])/5000" office:value-type="float" office:value="0.810241275285293">
            <text:p>0.8102</text:p>
          </table:table-cell>
          <table:table-cell table:formula="of:=2*SQRT([.E20])/5000" office:value-type="float" office:value="4.77873553190523">
            <text:p>4.7787</text:p>
          </table:table-cell>
          <table:table-cell table:formula="of:=2*SQRT([.F20])/5000" office:value-type="float" office:value="5.15171965490267">
            <text:p>5.1517</text:p>
          </table:table-cell>
          <table:table-cell table:formula="of:=2*SQRT([.G20])/5000" office:value-type="float" office:value="9.38524938464129">
            <text:p>9.3852</text:p>
          </table:table-cell>
          <table:table-cell table:formula="of:=2*SQRT([.H20])/5000" office:value-type="float" office:value="9.99646150151887">
            <text:p>9.9965</text:p>
          </table:table-cell>
        </table:table-row>
        <table:table-row table:style-name="ro2">
          <table:table-cell office:value-type="float" office:value="2.98451310396194">
            <text:p>2.9845</text:p>
          </table:table-cell>
          <table:table-cell office:value-type="float" office:value="0">
            <text:p>0.0000</text:p>
          </table:table-cell>
          <table:table-cell office:value-type="float" office:value="265891.480105144">
            <text:p>2.66E+005</text:p>
          </table:table-cell>
          <table:table-cell office:value-type="float" office:value="1025566.65089772">
            <text:p>1.03E+006</text:p>
          </table:table-cell>
          <table:table-cell office:value-type="float" office:value="156480935.904428">
            <text:p>1.56E+008</text:p>
          </table:table-cell>
          <table:table-cell office:value-type="float" office:value="162671507.665007">
            <text:p>1.63E+008</text:p>
          </table:table-cell>
          <table:table-cell office:value-type="float" office:value="603569209.797758">
            <text:p>6.04E+008</text:p>
          </table:table-cell>
          <table:table-cell office:value-type="float" office:value="623726879.569697">
            <text:p>6.24E+008</text:p>
          </table:table-cell>
          <table:table-cell/>
          <table:table-cell table:formula="of:=2*[.A21]/PI()" office:value-type="float" office:value="1.90000005287232">
            <text:p>1.9000</text:p>
          </table:table-cell>
          <table:table-cell table:formula="of:=2*SQRT([.C21])/5000" office:value-type="float" office:value="0.20625866482847">
            <text:p>0.2063</text:p>
          </table:table-cell>
          <table:table-cell table:formula="of:=2*SQRT([.D21])/5000" office:value-type="float" office:value="0.405081058732243">
            <text:p>0.4051</text:p>
          </table:table-cell>
          <table:table-cell table:formula="of:=2*SQRT([.E21])/5000" office:value-type="float" office:value="5.00369361019522">
            <text:p>5.0037</text:p>
          </table:table-cell>
          <table:table-cell table:formula="of:=2*SQRT([.F21])/5000" office:value-type="float" office:value="5.101709637602">
            <text:p>5.1017</text:p>
          </table:table-cell>
          <table:table-cell table:formula="of:=2*SQRT([.G21])/5000" office:value-type="float" office:value="9.82705823568993">
            <text:p>9.8271</text:p>
          </table:table-cell>
          <table:table-cell table:formula="of:=2*SQRT([.H21])/5000" office:value-type="float" office:value="9.98980984459421">
            <text:p>9.9898</text:p>
          </table:table-cell>
        </table:table-row>
        <table:table-row table:style-name="ro2">
          <table:table-cell office:value-type="float" office:value="3.14159274101257">
            <text:p>3.1416</text:p>
          </table:table-cell>
          <table:table-cell office:value-type="float" office:value="0">
            <text:p>0.0000</text:p>
          </table:table-cell>
          <table:table-cell office:value-type="float" office:value="5.1754506151704">
            <text:p>5.18E+000</text:p>
          </table:table-cell>
          <table:table-cell office:value-type="float" office:value="5.1754509035274">
            <text:p>5.18E+000</text:p>
          </table:table-cell>
          <table:table-cell office:value-type="float" office:value="161637497.913424">
            <text:p>1.62E+008</text:p>
          </table:table-cell>
          <table:table-cell office:value-type="float" office:value="161637497.913426">
            <text:p>1.62E+008</text:p>
          </table:table-cell>
          <table:table-cell office:value-type="float" office:value="623458802.22721">
            <text:p>6.23E+008</text:p>
          </table:table-cell>
          <table:table-cell office:value-type="float" office:value="623458802.227217">
            <text:p>6.23E+008</text:p>
          </table:table-cell>
          <table:table-cell/>
          <table:table-cell table:formula="of:=2*[.A22]/PI()" office:value-type="float" office:value="2.00000005565507">
            <text:p>2.0000</text:p>
          </table:table-cell>
          <table:table-cell table:formula="of:=2*SQRT([.C22])/5000" office:value-type="float" office:value="0.000909984669336392">
            <text:p>0.0009</text:p>
          </table:table-cell>
          <table:table-cell table:formula="of:=2*SQRT([.D22])/5000" office:value-type="float" office:value="0.000909984694686886">
            <text:p>0.0009</text:p>
          </table:table-cell>
          <table:table-cell table:formula="of:=2*SQRT([.E22])/5000" office:value-type="float" office:value="5.08546946369239">
            <text:p>5.0855</text:p>
          </table:table-cell>
          <table:table-cell table:formula="of:=2*SQRT([.F22])/5000" office:value-type="float" office:value="5.08546946369242">
            <text:p>5.0855</text:p>
          </table:table-cell>
          <table:table-cell table:formula="of:=2*SQRT([.G22])/5000" office:value-type="float" office:value="9.98766280750174">
            <text:p>9.9877</text:p>
          </table:table-cell>
          <table:table-cell table:formula="of:=2*SQRT([.H22])/5000" office:value-type="float" office:value="9.9876628075018">
            <text:p>9.987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16T11:38:43</meta:creation-date>
    <dc:date>2012-08-16T11:47:47</dc:date>
    <dc:creator>Nicolas Guarin</dc:creator>
    <meta:editing-duration>PT3M24S</meta:editing-duration>
    <meta:editing-cycles>2</meta:editing-cycles>
    <meta:generator>LibreOffice/3.5$Linux_X86_64 LibreOffice_project/350m1$Build-2</meta:generator>
    <meta:document-statistic meta:table-count="3" meta:cell-count="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45cm" svg:height="13.115cm" xlink:href=".." xlink:type="simple" chart:class="chart:scatter" chart:style-name="ch1">
        <chart:legend chart:legend-position="end" svg:x="19.154cm" svg:y="5.013cm" style:legend-expansion="high" chart:style-name="ch2"/>
        <chart:plot-area chart:style-name="ch3" table:cell-range-address="Sheet1.J1:Sheet1.P22" chart:data-source-has-labels="row" svg:x="0.876cm" svg:y="1.183cm" svg:width="17.426cm" svg:height="11.25cm">
          <chartooo:coordinate-region svg:x="1.497cm" svg:y="1.382cm" svg:width="16.565cm" svg:height="10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2" chart:label-cell-address="Sheet1.K1:Sheet1.K1" chart:class="chart:scatter">
            <chart:domain table:cell-range-address="Sheet1.J2:Sheet1.J22"/>
            <chart:data-point chart:repeated="21"/>
          </chart:series>
          <chart:series chart:style-name="ch8" chart:values-cell-range-address="Sheet1.L2:Sheet1.L22" chart:label-cell-address="Sheet1.L1:Sheet1.L1" chart:class="chart:scatter">
            <chart:data-point chart:repeated="21"/>
          </chart:series>
          <chart:series chart:style-name="ch9" chart:values-cell-range-address="Sheet1.M2:Sheet1.M22" chart:label-cell-address="Sheet1.M1:Sheet1.M1" chart:class="chart:scatter">
            <chart:data-point chart:repeated="21"/>
          </chart:series>
          <chart:series chart:style-name="ch10" chart:values-cell-range-address="Sheet1.N2:Sheet1.N22" chart:label-cell-address="Sheet1.N1:Sheet1.N1" chart:class="chart:scatter">
            <chart:data-point chart:repeated="21"/>
          </chart:series>
          <chart:series chart:style-name="ch11" chart:values-cell-range-address="Sheet1.O2:Sheet1.O22" chart:label-cell-address="Sheet1.O1:Sheet1.O1" chart:class="chart:scatter">
            <chart:data-point chart:repeated="21"/>
          </chart:series>
          <chart:series chart:style-name="ch12" chart:values-cell-range-address="Sheet1.P2:Sheet1.P22" chart:label-cell-address="Sheet1.P1:Sheet1.P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 = 1</text:p>
                <draw:g>
                  <svg:desc>Sheet1.K1:Sheet1.K1</svg:desc>
                </draw:g>
              </table:table-cell>
              <table:table-cell office:value-type="string">
                <text:p>N = 2</text:p>
                <draw:g>
                  <svg:desc>Sheet1.L1:Sheet1.L1</svg:desc>
                </draw:g>
              </table:table-cell>
              <table:table-cell office:value-type="string">
                <text:p>N =3</text:p>
                <draw:g>
                  <svg:desc>Sheet1.M1:Sheet1.M1</svg:desc>
                </draw:g>
              </table:table-cell>
              <table:table-cell office:value-type="string">
                <text:p>N = 4</text:p>
                <draw:g>
                  <svg:desc>Sheet1.N1:Sheet1.N1</svg:desc>
                </draw:g>
              </table:table-cell>
              <table:table-cell office:value-type="string">
                <text:p>N = 5</text:p>
                <draw:g>
                  <svg:desc>Sheet1.O1:Sheet1.O1</svg:desc>
                </draw:g>
              </table:table-cell>
              <table:table-cell office:value-type="string">
                <text:p>N = 6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2:Sheet1.J22</svg:desc>
                </draw:g>
              </table:table-cell>
              <table:table-cell office:value-type="float" office:value="0.000909984661489446">
                <text:p>0.000909984661489446</text:p>
                <draw:g>
                  <svg:desc>Sheet1.K2:Sheet1.K22</svg:desc>
                </draw:g>
              </table:table-cell>
              <table:table-cell office:value-type="float" office:value="0.000909984667629863">
                <text:p>0.000909984667629863</text:p>
                <draw:g>
                  <svg:desc>Sheet1.L2:Sheet1.L22</svg:desc>
                </draw:g>
              </table:table-cell>
              <table:table-cell office:value-type="float" office:value="5.08546946369242">
                <text:p>5.08546946369242</text:p>
                <draw:g>
                  <svg:desc>Sheet1.M2:Sheet1.M22</svg:desc>
                </draw:g>
              </table:table-cell>
              <table:table-cell office:value-type="float" office:value="5.08546946369242">
                <text:p>5.08546946369242</text:p>
                <draw:g>
                  <svg:desc>Sheet1.N2:Sheet1.N22</svg:desc>
                </draw:g>
              </table:table-cell>
              <table:table-cell office:value-type="float" office:value="9.9876628075018">
                <text:p>9.9876628075018</text:p>
                <draw:g>
                  <svg:desc>Sheet1.O2:Sheet1.O22</svg:desc>
                </draw:g>
              </table:table-cell>
              <table:table-cell office:value-type="float" office:value="9.9876628075018">
                <text:p>9.9876628075018</text:p>
                <draw:g>
                  <svg:desc>Sheet1.P2:Sheet1.P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000002782754">
                <text:p>0.100000002782754</text:p>
              </table:table-cell>
              <table:table-cell office:value-type="float" office:value="0.206258779622695">
                <text:p>0.206258779622695</text:p>
              </table:table-cell>
              <table:table-cell office:value-type="float" office:value="0.405081284185406">
                <text:p>0.405081284185406</text:p>
              </table:table-cell>
              <table:table-cell office:value-type="float" office:value="5.00369352120535">
                <text:p>5.00369352120535</text:p>
              </table:table-cell>
              <table:table-cell office:value-type="float" office:value="5.10170965579838">
                <text:p>5.10170965579838</text:p>
              </table:table-cell>
              <table:table-cell office:value-type="float" office:value="9.82705806091732">
                <text:p>9.82705806091732</text:p>
              </table:table-cell>
              <table:table-cell office:value-type="float" office:value="9.98980984700345">
                <text:p>9.98980984700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000005565507">
                <text:p>0.200000005565507</text:p>
              </table:table-cell>
              <table:table-cell office:value-type="float" office:value="0.412555519799574">
                <text:p>0.412555519799574</text:p>
              </table:table-cell>
              <table:table-cell office:value-type="float" office:value="0.810241500849909">
                <text:p>0.810241500849909</text:p>
              </table:table-cell>
              <table:table-cell office:value-type="float" office:value="4.77873537523026">
                <text:p>4.77873537523026</text:p>
              </table:table-cell>
              <table:table-cell office:value-type="float" office:value="5.15171969273223">
                <text:p>5.15171969273223</text:p>
              </table:table-cell>
              <table:table-cell office:value-type="float" office:value="9.38524907693779">
                <text:p>9.38524907693779</text:p>
              </table:table-cell>
              <table:table-cell office:value-type="float" office:value="9.99646150657331">
                <text:p>9.99646150657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0000008348261">
                <text:p>0.300000008348261</text:p>
              </table:table-cell>
              <table:table-cell office:value-type="float" office:value="0.619090958737151">
                <text:p>0.619090958737151</text:p>
              </table:table-cell>
              <table:table-cell office:value-type="float" office:value="1.21586953726158">
                <text:p>1.21586953726158</text:p>
              </table:table-cell>
              <table:table-cell office:value-type="float" office:value="4.45878219724742">
                <text:p>4.45878219724742</text:p>
              </table:table-cell>
              <table:table-cell office:value-type="float" office:value="5.2393698634377">
                <text:p>5.2393698634377</text:p>
              </table:table-cell>
              <table:table-cell office:value-type="float" office:value="8.75687357089132">
                <text:p>8.75687357089132</text:p>
              </table:table-cell>
              <table:table-cell office:value-type="float" office:value="10.0082651670041">
                <text:p>10.0082651670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0000011131014">
                <text:p>0.400000011131014</text:p>
              </table:table-cell>
              <table:table-cell office:value-type="float" office:value="0.826343482974308">
                <text:p>0.826343482974308</text:p>
              </table:table-cell>
              <table:table-cell office:value-type="float" office:value="1.62290565548106">
                <text:p>1.62290565548106</text:p>
              </table:table-cell>
              <table:table-cell office:value-type="float" office:value="4.09481549072374">
                <text:p>4.09481549072374</text:p>
              </table:table-cell>
              <table:table-cell office:value-type="float" office:value="5.3709554381589">
                <text:p>5.3709554381589</text:p>
              </table:table-cell>
              <table:table-cell office:value-type="float" office:value="8.04205721624464">
                <text:p>8.04205721624464</text:p>
              </table:table-cell>
              <table:table-cell office:value-type="float" office:value="10.0263324077857">
                <text:p>10.0263324077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0000013913768">
                <text:p>0.500000013913768</text:p>
              </table:table-cell>
              <table:table-cell office:value-type="float" office:value="1.0351488602741">
                <text:p>1.0351488602741</text:p>
              </table:table-cell>
              <table:table-cell office:value-type="float" office:value="2.03299141679726">
                <text:p>2.03299141679726</text:p>
              </table:table-cell>
              <table:table-cell office:value-type="float" office:value="3.7243733480203">
                <text:p>3.7243733480203</text:p>
              </table:table-cell>
              <table:table-cell office:value-type="float" office:value="5.55424795750631">
                <text:p>5.55424795750631</text:p>
              </table:table-cell>
              <table:table-cell office:value-type="float" office:value="7.3145233536572">
                <text:p>7.3145233536572</text:p>
              </table:table-cell>
              <table:table-cell office:value-type="float" office:value="10.0521894003195">
                <text:p>10.0521894003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0000016696521">
                <text:p>0.600000016696521</text:p>
              </table:table-cell>
              <table:table-cell office:value-type="float" office:value="1.24671171460117">
                <text:p>1.24671171460117</text:p>
              </table:table-cell>
              <table:table-cell office:value-type="float" office:value="2.44849270514304">
                <text:p>2.44849270514304</text:p>
              </table:table-cell>
              <table:table-cell office:value-type="float" office:value="3.36878814669746">
                <text:p>3.36878814669746</text:p>
              </table:table-cell>
              <table:table-cell office:value-type="float" office:value="5.79517654240355">
                <text:p>5.79517654240355</text:p>
              </table:table-cell>
              <table:table-cell office:value-type="float" office:value="6.61616793456077">
                <text:p>6.61616793456077</text:p>
              </table:table-cell>
              <table:table-cell office:value-type="float" office:value="10.0873897723443">
                <text:p>10.0873897723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0000019479275">
                <text:p>0.700000019479275</text:p>
              </table:table-cell>
              <table:table-cell office:value-type="float" office:value="1.4625154970324">
                <text:p>1.4625154970324</text:p>
              </table:table-cell>
              <table:table-cell office:value-type="float" office:value="2.87232298392101">
                <text:p>2.87232298392101</text:p>
              </table:table-cell>
              <table:table-cell office:value-type="float" office:value="3.03737737936706">
                <text:p>3.03737737936706</text:p>
              </table:table-cell>
              <table:table-cell office:value-type="float" office:value="5.96529014576173">
                <text:p>5.96529014576173</text:p>
              </table:table-cell>
              <table:table-cell office:value-type="float" office:value="6.08912998228075">
                <text:p>6.08912998228075</text:p>
              </table:table-cell>
              <table:table-cell office:value-type="float" office:value="10.1321833637062">
                <text:p>10.132183363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000022262028">
                <text:p>0.800000022262028</text:p>
              </table:table-cell>
              <table:table-cell office:value-type="float" office:value="1.68389616700447">
                <text:p>1.68389616700447</text:p>
              </table:table-cell>
              <table:table-cell office:value-type="float" office:value="2.73285199967058">
                <text:p>2.73285199967058</text:p>
              </table:table-cell>
              <table:table-cell office:value-type="float" office:value="3.30710604366945">
                <text:p>3.30710604366945</text:p>
              </table:table-cell>
              <table:table-cell office:value-type="float" office:value="5.36721418520909">
                <text:p>5.36721418520909</text:p>
              </table:table-cell>
              <table:table-cell office:value-type="float" office:value="6.40420347007118">
                <text:p>6.40420347007118</text:p>
              </table:table-cell>
              <table:table-cell office:value-type="float" office:value="10.1824196269913">
                <text:p>10.1824196269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25044782">
                <text:p>0.900000025044782</text:p>
              </table:table-cell>
              <table:table-cell office:value-type="float" office:value="1.90924254624338">
                <text:p>1.90924254624338</text:p>
              </table:table-cell>
              <table:table-cell office:value-type="float" office:value="2.4577275849345">
                <text:p>2.4577275849345</text:p>
              </table:table-cell>
              <table:table-cell office:value-type="float" office:value="3.74967763448966">
                <text:p>3.74967763448966</text:p>
              </table:table-cell>
              <table:table-cell office:value-type="float" office:value="4.82688051220006">
                <text:p>4.82688051220006</text:p>
              </table:table-cell>
              <table:table-cell office:value-type="float" office:value="6.66455859708396">
                <text:p>6.66455859708396</text:p>
              </table:table-cell>
              <table:table-cell office:value-type="float" office:value="10.225644552074">
                <text:p>10.225644552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00002782754">
                <text:p>1.00000002782754</text:p>
              </table:table-cell>
              <table:table-cell office:value-type="float" office:value="2.07613416293555">
                <text:p>2.07613416293555</text:p>
              </table:table-cell>
              <table:table-cell office:value-type="float" office:value="2.27429149502397">
                <text:p>2.27429149502397</text:p>
              </table:table-cell>
              <table:table-cell office:value-type="float" office:value="4.07744655194397">
                <text:p>4.07744655194397</text:p>
              </table:table-cell>
              <table:table-cell office:value-type="float" office:value="4.46661890704285">
                <text:p>4.46661890704285</text:p>
              </table:table-cell>
              <table:table-cell office:value-type="float" office:value="6.76850669171577">
                <text:p>6.76850669171577</text:p>
              </table:table-cell>
              <table:table-cell office:value-type="float" office:value="10.2433306096587">
                <text:p>10.2433306096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000003061029">
                <text:p>1.10000003061029</text:p>
              </table:table-cell>
              <table:table-cell office:value-type="float" office:value="1.9092424221207">
                <text:p>1.9092424221207</text:p>
              </table:table-cell>
              <table:table-cell office:value-type="float" office:value="2.45772772748892">
                <text:p>2.45772772748892</text:p>
              </table:table-cell>
              <table:table-cell office:value-type="float" office:value="3.74967739071747">
                <text:p>3.74967739071747</text:p>
              </table:table-cell>
              <table:table-cell office:value-type="float" office:value="4.82688079217143">
                <text:p>4.82688079217143</text:p>
              </table:table-cell>
              <table:table-cell office:value-type="float" office:value="6.66455848683348">
                <text:p>6.66455848683348</text:p>
              </table:table-cell>
              <table:table-cell office:value-type="float" office:value="10.2256445334446">
                <text:p>10.2256445334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000003339304">
                <text:p>1.20000003339304</text:p>
              </table:table-cell>
              <table:table-cell office:value-type="float" office:value="1.68389604217967">
                <text:p>1.68389604217967</text:p>
              </table:table-cell>
              <table:table-cell office:value-type="float" office:value="2.73285216149303">
                <text:p>2.73285216149303</text:p>
              </table:table-cell>
              <table:table-cell office:value-type="float" office:value="3.30710579851839">
                <text:p>3.30710579851839</text:p>
              </table:table-cell>
              <table:table-cell office:value-type="float" office:value="5.36721450302209">
                <text:p>5.36721450302209</text:p>
              </table:table-cell>
              <table:table-cell office:value-type="float" office:value="6.40420330078711">
                <text:p>6.40420330078711</text:p>
              </table:table-cell>
              <table:table-cell office:value-type="float" office:value="10.1824195993877">
                <text:p>10.1824195993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00000361758">
                <text:p>1.3000000361758</text:p>
              </table:table-cell>
              <table:table-cell office:value-type="float" office:value="1.46251537546415">
                <text:p>1.46251537546415</text:p>
              </table:table-cell>
              <table:table-cell office:value-type="float" office:value="2.87232274516566">
                <text:p>2.87232274516566</text:p>
              </table:table-cell>
              <table:table-cell office:value-type="float" office:value="3.03737755642111">
                <text:p>3.03737755642111</text:p>
              </table:table-cell>
              <table:table-cell office:value-type="float" office:value="5.96529049348896">
                <text:p>5.96529049348896</text:p>
              </table:table-cell>
              <table:table-cell office:value-type="float" office:value="6.08912980798991">
                <text:p>6.08912980798991</text:p>
              </table:table-cell>
              <table:table-cell office:value-type="float" office:value="10.1321833365504">
                <text:p>10.1321833365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000003895855">
                <text:p>1.40000003895855</text:p>
              </table:table-cell>
              <table:table-cell office:value-type="float" office:value="1.24671159582024">
                <text:p>1.24671159582024</text:p>
              </table:table-cell>
              <table:table-cell office:value-type="float" office:value="2.44849247186188">
                <text:p>2.44849247186188</text:p>
              </table:table-cell>
              <table:table-cell office:value-type="float" office:value="3.36878833833285">
                <text:p>3.36878833833285</text:p>
              </table:table-cell>
              <table:table-cell office:value-type="float" office:value="5.79517639225028">
                <text:p>5.79517639225028</text:p>
              </table:table-cell>
              <table:table-cell office:value-type="float" office:value="6.61616831092518">
                <text:p>6.61616831092518</text:p>
              </table:table-cell>
              <table:table-cell office:value-type="float" office:value="10.0873897499798">
                <text:p>10.0873897499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00000417413">
                <text:p>1.5000000417413</text:p>
              </table:table-cell>
              <table:table-cell office:value-type="float" office:value="1.03514874342371">
                <text:p>1.03514874342371</text:p>
              </table:table-cell>
              <table:table-cell office:value-type="float" office:value="2.03299118730763">
                <text:p>2.03299118730763</text:p>
              </table:table-cell>
              <table:table-cell office:value-type="float" office:value="3.72437355137447">
                <text:p>3.72437355137447</text:p>
              </table:table-cell>
              <table:table-cell office:value-type="float" office:value="5.55424783974887">
                <text:p>5.55424783974887</text:p>
              </table:table-cell>
              <table:table-cell office:value-type="float" office:value="7.31452375303683">
                <text:p>7.31452375303683</text:p>
              </table:table-cell>
              <table:table-cell office:value-type="float" office:value="10.0521893834505">
                <text:p>10.0521893834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000004452406">
                <text:p>1.60000004452406</text:p>
              </table:table-cell>
              <table:table-cell office:value-type="float" office:value="0.826343367290738">
                <text:p>0.826343367290738</text:p>
              </table:table-cell>
              <table:table-cell office:value-type="float" office:value="1.62290542828294">
                <text:p>1.62290542828294</text:p>
              </table:table-cell>
              <table:table-cell office:value-type="float" office:value="4.09481569777739">
                <text:p>4.09481569777739</text:p>
              </table:table-cell>
              <table:table-cell office:value-type="float" office:value="5.37095535126804">
                <text:p>5.37095535126804</text:p>
              </table:table-cell>
              <table:table-cell office:value-type="float" office:value="8.04205762288991">
                <text:p>8.04205762288991</text:p>
              </table:table-cell>
              <table:table-cell office:value-type="float" office:value="10.0263323957182">
                <text:p>10.0263323957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000004730681">
                <text:p>1.70000004730681</text:p>
              </table:table-cell>
              <table:table-cell office:value-type="float" office:value="0.619090843650283">
                <text:p>0.619090843650283</text:p>
              </table:table-cell>
              <table:table-cell office:value-type="float" office:value="1.21586931123525">
                <text:p>1.21586931123525</text:p>
              </table:table-cell>
              <table:table-cell office:value-type="float" office:value="4.45878239182983">
                <text:p>4.45878239182983</text:p>
              </table:table-cell>
              <table:table-cell office:value-type="float" office:value="5.23936980311293">
                <text:p>5.23936980311293</text:p>
              </table:table-cell>
              <table:table-cell office:value-type="float" office:value="8.75687395304356">
                <text:p>8.75687395304356</text:p>
              </table:table-cell>
              <table:table-cell office:value-type="float" office:value="10.0082651588166">
                <text:p>10.0082651588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000005008956">
                <text:p>1.80000005008956</text:p>
              </table:table-cell>
              <table:table-cell office:value-type="float" office:value="0.412555404947887">
                <text:p>0.412555404947887</text:p>
              </table:table-cell>
              <table:table-cell office:value-type="float" office:value="0.810241275285293">
                <text:p>0.810241275285293</text:p>
              </table:table-cell>
              <table:table-cell office:value-type="float" office:value="4.77873553190523">
                <text:p>4.77873553190523</text:p>
              </table:table-cell>
              <table:table-cell office:value-type="float" office:value="5.15171965490267">
                <text:p>5.15171965490267</text:p>
              </table:table-cell>
              <table:table-cell office:value-type="float" office:value="9.38524938464129">
                <text:p>9.38524938464129</text:p>
              </table:table-cell>
              <table:table-cell office:value-type="float" office:value="9.99646150151887">
                <text:p>9.99646150151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000005287232">
                <text:p>1.90000005287232</text:p>
              </table:table-cell>
              <table:table-cell office:value-type="float" office:value="0.20625866482847">
                <text:p>0.20625866482847</text:p>
              </table:table-cell>
              <table:table-cell office:value-type="float" office:value="0.405081058732243">
                <text:p>0.405081058732243</text:p>
              </table:table-cell>
              <table:table-cell office:value-type="float" office:value="5.00369361019522">
                <text:p>5.00369361019522</text:p>
              </table:table-cell>
              <table:table-cell office:value-type="float" office:value="5.101709637602">
                <text:p>5.101709637602</text:p>
              </table:table-cell>
              <table:table-cell office:value-type="float" office:value="9.82705823568993">
                <text:p>9.82705823568993</text:p>
              </table:table-cell>
              <table:table-cell office:value-type="float" office:value="9.98980984459421">
                <text:p>9.98980984459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000005565507">
                <text:p>2.00000005565507</text:p>
              </table:table-cell>
              <table:table-cell office:value-type="float" office:value="0.000909984669336392">
                <text:p>0.000909984669336392</text:p>
              </table:table-cell>
              <table:table-cell office:value-type="float" office:value="0.000909984694686886">
                <text:p>0.000909984694686886</text:p>
              </table:table-cell>
              <table:table-cell office:value-type="float" office:value="5.08546946369239">
                <text:p>5.08546946369239</text:p>
              </table:table-cell>
              <table:table-cell office:value-type="float" office:value="5.08546946369242">
                <text:p>5.08546946369242</text:p>
              </table:table-cell>
              <table:table-cell office:value-type="float" office:value="9.98766280750174">
                <text:p>9.98766280750174</text:p>
              </table:table-cell>
              <table:table-cell office:value-type="float" office:value="9.9876628075018">
                <text:p>9.9876628075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